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" svg:font-family="Time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 fo:line-height="100%"/>
    </style:style>
    <style:style style:name="P2" style:family="paragraph" style:parent-style-name="Standard">
      <style:paragraph-properties fo:margin-top="0in" fo:margin-bottom="0in" fo:line-height="100%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fo:background-color="#66ff00" style:font-weight-asian="normal" style:font-weight-complex="normal"/>
    </style:style>
    <style:style style:name="T3" style:family="text">
      <style:text-properties fo:font-weight="normal" fo:background-color="#ffff66" style:font-weight-asian="normal" style:font-weight-complex="normal"/>
    </style:style>
    <style:style style:name="T4" style:family="text">
      <style:text-properties fo:font-weight="normal" fo:background-color="#ffff00" style:font-weight-asian="normal" style:font-weight-complex="normal"/>
    </style:style>
    <style:style style:name="T5" style:family="text">
      <style:text-properties fo:background-color="#ffff00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fo:background-color="#ffff66"/>
    </style:style>
    <style:style style:name="T8" style:family="text">
      <style:text-properties fo:background-color="transparen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Bad state of the art:<text:tab/></text:p>
      <text:p text:style-name="P1"><text:tab/><text:span text:style-name="T5">ICD-10</text:span> is a disease database, but requires coding</text:p>
      <text:p text:style-name="P1"/>
      <text:p text:style-name="P1"><text:span text:style-name="T5">Computer-assisted</text:span>:</text:p>
      <text:p text:style-name="P1"><text:tab/>A euphemism for relatively boring tasks (i.e. data entry) that will end up entirely computer <text:tab/><text:tab/>automated before computer computer programming, art, charisma, etc is. </text:p>
      <text:p text:style-name="P1">NLP techniques:</text:p>
      <text:p text:style-name="P1"><text:tab/><text:span text:style-name="T5">Tokenization</text:span>: Split up into discrete words and punctuation. Rule-based, easier to do.</text:p>
      <text:p text:style-name="P1"><text:tab/><text:span text:style-name="T8">Sentence and structure detection</text:span>: </text:p>
      <text:p text:style-name="P1"><text:tab/><text:tab/>Detecting which periods end a sentence, surprisingly hard.</text:p>
      <text:p text:style-name="P1"><text:tab/><text:span text:style-name="T5">Part-of-speech (POS) tagging</text:span>: “go for a <text:span text:style-name="T6">run</text:span> today” vs “they <text:span text:style-name="T6">run</text:span> somewhere”.</text:p>
      <text:p text:style-name="P1"><text:tab/><text:span text:style-name="T5">Normalization</text:span>: COLD = Chronic Obstructive Lung Disease, oops they forgot to caps it.</text:p>
      <text:p text:style-name="P1"><text:tab/><text:tab/> <text:s text:c="15"/>It can also mean too much AC in the hospital and rhinoviruses.</text:p>
      <text:p text:style-name="P1"><text:tab/><text:tab/><text:tab/> <text:s text:c="3"/>Must be receptive to the local context/slang.</text:p>
      <text:p text:style-name="P1"><text:tab/><text:tab/><text:tab/> <text:s text:c="3"/>Use a huge database of synomens and common misspellings.</text:p>
      <text:p text:style-name="P1"><text:tab/><text:span text:style-name="T5">Named entity recognition</text:span>: Identify what a word means (a person? A place? Etc) locally.</text:p>
      <text:p text:style-name="P1"><text:tab/><text:span text:style-name="T5">Named entity resolution</text:span>: What a word is “globally” (on your master database).</text:p>
      <text:p text:style-name="P1"><text:tab/><text:span text:style-name="T5">Parsing</text:span>: What kind of sentence is this? Does “Heart attack” mean the own paitient or the dads, </text:p>
      <text:p text:style-name="P1"><text:tab/><text:tab/>when both are in the sentence? Hard even for humans.</text:p>
      <text:p text:style-name="P1"><text:tab/><text:span text:style-name="T8">Negation/ambiguity</text:span>: How strong is a statement. Is is false because there is a not in there?</text:p>
      <text:p text:style-name="P1"><text:tab/><text:tab/><text:tab/> <text:tab/>Is it less likely to be true because there is a “maybe”?</text:p>
      <text:p text:style-name="P1"><text:tab/><text:span text:style-name="T5">Semantics</text:span>: The culmination of all of the above that culimantes into the desired output </text:p>
      <text:p text:style-name="P1"><text:tab/><text:tab/> <text:s text:c="5"/>(i.e. probability of having a disease).</text:p>
      <text:p text:style-name="P1">Uses of NLP:</text:p>
      <text:p text:style-name="P1"><text:tab/>Question answering: IBM Watson (very hard, fill-in-the-blank).</text:p>
      <text:p text:style-name="P1"><text:tab/>Classification: Spam detection (binary classifier, slightly easier).</text:p>
      <text:p text:style-name="P1"><text:tab/>Translation. </text:p>
      <text:p text:style-name="P1"><text:tab/>Speech recognition (sensitive to accents).</text:p>
      <text:p text:style-name="P1"><text:tab/><text:span text:style-name="T1">Knowledge extraction: convert texty med records into database format, read blogs, etc.</text:span></text:p>
      <text:p text:style-name="P1"><text:span text:style-name="T1">The </text:span><text:span text:style-name="T4">UIMA</text:span><text:span text:style-name="T1"> standard of NLP:</text:span></text:p>
      <text:p text:style-name="P1"><text:span text:style-name="T1"><text:tab/>Well-known.</text:span></text:p>
      <text:p text:style-name="P1"><text:span text:style-name="T1"><text:tab/>Open source (permissive).</text:span></text:p>
      <text:p text:style-name="P1"><text:span text:style-name="T1"><text:tab/>Integrates a pipeline of NLP steps [</text:span><text:span text:style-name="T2">a rigid pipeline can be improved</text:span><text:span text:style-name="T1">]</text:span></text:p>
      <text:p text:style-name="P1"><text:span text:style-name="T1"><text:tab/>Written mainly in java, a little C and some glue python [</text:span><text:span text:style-name="T2">clojure likely an improvement here</text:span><text:span text:style-name="T1">]</text:span></text:p>
      <text:p text:style-name="P1"><text:span text:style-name="T4">Rule-based vs statistical</text:span><text:span text:style-name="T1">:</text:span></text:p>
      <text:p text:style-name="P1"><text:span text:style-name="T1"><text:tab/>Tokenization still rule-based, other things have moved on to statistical-based methods.</text:span></text:p>
      <text:p text:style-name="P1"><text:span text:style-name="T1"><text:tab/>Rules easier to diagnose and debug.</text:span></text:p>
      <text:p text:style-name="P1"><text:span text:style-name="T1"><text:tab/>Statistical better with more data, and systems get better with age (experience points).</text:span></text:p>
      <text:p text:style-name="P1"><text:span text:style-name="T1"><text:tab/>Gradual transition from rule-based to statistical for the other fields.</text:span></text:p>
      <text:p text:style-name="P1"><text:span text:style-name="T1"><text:tab/>[</text:span><text:span text:style-name="T2">Why can't we have it learn it's own rules to a certain extent? Allows high-performance code.</text:span><text:span text:style-name="T1">]</text:span></text:p>
      <text:p text:style-name="P1"><text:span text:style-name="T1">Databases:</text:span></text:p>
      <text:p text:style-name="P1"><text:span text:style-name="T1"><text:tab/>Fairly easy to get general data, i.e. <text:s/></text:span><text:a xlink:type="simple" xlink:href="https://meta.wikimedia.org/wiki/Data_dump_torrents" text:style-name="Internet_20_link" text:visited-style-name="Visited_20_Internet_20_Link"><text:span text:style-name="T1">https://meta.wikimedia.org/wiki/Data_dump_torrents</text:span></text:a></text:p>
      <text:p text:style-name="P1"><text:span text:style-name="T1"><text:tab/>Culture-specific data (medicine) is harder.</text:span></text:p>
      <text:p text:style-name="P1"><text:span text:style-name="T1"><text:tab/>Don't forget to black Vernaculur, Asian “broken english”, etc.</text:span></text:p>
      <text:p text:style-name="P1"><text:span text:style-name="T1"><text:tab/><text:tab/>Tend to be slightly more information-dense than mainstream English, less redundancy?</text:span></text:p>
      <text:p text:style-name="P1"><text:span text:style-name="T1"><text:tab/> <text:tab/>No, you can't just go to a black website and scrape, they use white-speak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" svg:font-family="Time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Kevin Kevin</meta:initial-creator>
    <meta:creation-date>2016-01-13T09:53:36</meta:creation-date>
    <meta:document-statistic meta:table-count="0" meta:image-count="0" meta:object-count="0" meta:page-count="1" meta:paragraph-count="44" meta:word-count="397" meta:character-count="2701"/>
    <dc:date>2016-01-13T12:22:54</dc:date>
    <dc:creator>Kevin Kevin</dc:creator>
    <meta:editing-duration>PT9M32S</meta:editing-duration>
    <meta:editing-cycles>1</meta:editing-cycles>
    <meta:generator>OpenOffice/4.1.1$Unix OpenOffice.org_project/411m6$Build-9775</meta:generator>
  </office:meta>
</office:document-meta>
</file>